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rolololol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nto </meta:initial-creator>
    <meta:creation-date>2012-12-04T20:04:14</meta:creation-date>
    <dc:date>2012-12-04T20:04:39</dc:date>
    <dc:creator>ananto </dc:creator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11" meta:non-whitespace-character-count="11"/>
    <meta:generator>LibreOffice/3.5$Linux_X86_64 LibreOffice_project/350m1$Build-2</meta:generator>
  </office:meta>
</office:document-meta>
</file>